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768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.07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style:font-size-asian="8.5pt" style:font-size-complex="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/>
            <text:p text:style-name="P28"><text:s/></text:p>
            <text:p text:style-name="P28"><text:s/><text:span text:style-name="T2"><text:placeholder text:placeholder-type="text">&lt;(o.partner_id and o.partner_id.name or '').upper()&gt;</text:placeholder></text:span></text:p>
            <text:p text:style-name="P30"><text:s/><text:placeholder text:placeholder-type="text">&lt;(o.partner_id and o.partner_id.street or '').upper()&gt;</text:placeholder> </text:p>
            <text:p text:style-name="P30"><text:s/><text:placeholder text:placeholder-type="text">&lt;(o.partner_id and o.partner_id.street2 or '').upper()&gt;</text:placeholder> </text:p>
            <text:p text:style-name="P30"><text:s/><text:placeholder text:placeholder-type="text">&lt;(o.partner_id and o.partner_id.street3 or '').upper()&gt;</text:placeholder> <text:s/></text:p>
            <text:p text:style-name="P30"><text:s/><text:placeholder text:placeholder-type="text">&lt;(o.partner_id and o.partner_id.city or '').upper()&gt;</text:placeholder></text:p>
            <text:p text:style-name="P30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30"><text:s/><text:placeholder text:placeholder-type="text">&lt;(o.partner_id and o.partner_id.country_id.name or '').upper()&gt;</text:placeholder> <text:s text:c="2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5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8"><text:s/></text:p>
            <text:p text:style-name="P28"><text:s/></text:p>
            <text:p text:style-name="P28"><text:s/>Range </text:p>
            <text:p text:style-name="P29"><text:s/>Location </text:p>
            <text:p text:style-name="P29"><text:s/>Commissionerate</text:p>
            <text:p text:style-name="P29"><text:s/>C.E RC Number </text:p>
            <text:p text:style-name="P29"><text:s/>E.C.C Number <text:s text:c="2"/></text:p>
            <text:p text:style-name="P24"><text:s/>PAN Number </text:p>
            <text:p text:style-name="P24"><text:s/>CST Number </text:p>
            <text:p text:style-name="P29"><text:s/>TIN Number <text:tab/> </text:p>
            <text:p text:style-name="P29"><text:tab/> <text:s text:c="8"/></text:p>
          </table:table-cell>
          <table:table-cell table:style-name="Table4.A1" office:value-type="string">
            <text:p text:style-name="P28"/>
            <text:p text:style-name="P28"/>
            <text:p text:style-name="P28">:<text:placeholder text:placeholder-type="text">&lt;o.partner_id and o.partner_id.range or ''&gt;</text:placeholder></text:p>
            <text:p text:style-name="P28">:<text:placeholder text:placeholder-type="text">&lt;o.partner_id and o.partner_id.division or ''&gt;</text:placeholder></text:p>
            <text:p text:style-name="P28">:<text:placeholder text:placeholder-type="text">&lt;o.partner_id and o.partner_id.commissionerate or ''&gt;</text:placeholder></text:p>
            <text:p text:style-name="P28">:<text:span text:style-name="T1"><text:placeholder text:placeholder-type="text">&lt;o.partner_id and o.partner_id.ce_rc or ''&gt;</text:placeholder></text:span></text:p>
            <text:p text:style-name="P28">:<text:span text:style-name="T1"><text:placeholder text:placeholder-type="text">&lt;o.partner_id and o.partner_id.ecc or ''&gt;</text:placeholder></text:span></text:p>
            <text:p text:style-name="P28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/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5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0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ext:soft-page-break/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4:43:15</dc:date>
    <meta:editing-duration>P2DT13H45M4S</meta:editing-duration>
    <meta:editing-cycles>466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2" meta:character-count="4525" meta:non-whitespace-character-count="4043"/>
  </office:meta>
</office:document-meta>
</file>